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dLine.ParsedLine( String elementName , String element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meTest.setValidTagnameChars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